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gr3" style:family="graphic" style:parent-style-name="standard">
      <style:graphic-properties draw:stroke="none" svg:stroke-color="#000000" draw:fill="none" draw:fill-color="#ffffff" fo:min-height="3.8cm"/>
    </style:style>
    <style:style style:name="P1" style:family="paragraph">
      <style:paragraph-properties fo:text-align="center"/>
    </style:style>
    <style:style style:name="P2" style:family="paragraph"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4" draw:id="id4" draw:layer="layout" draw:type="line" svg:x1="0.968cm" svg:y1="0.968cm" svg:x2="0.968cm" svg:y2="14.971cm" svg:d="M968 968v14003" svg:viewBox="0 0 1 14004">
          <text:p/>
        </draw:connector>
        <draw:connector draw:style-name="gr1" draw:text-style-name="P1" xml:id="id1" draw:id="id1" draw:layer="layout" draw:type="line" svg:x1="0.968cm" svg:y1="19.973cm" svg:x2="0.968cm" svg:y2="18.004cm" svg:d="M968 19973v-1969" svg:viewBox="0 0 1 1970">
          <text:p/>
        </draw:connector>
        <draw:connector draw:style-name="gr1" draw:text-style-name="P1" xml:id="id2" draw:id="id2" draw:layer="layout" draw:type="line" svg:x1="0.968cm" svg:y1="19.973cm" svg:x2="28.717cm" svg:y2="20.005cm" draw:start-shape="id1" draw:start-glue-point="2" svg:d="M968 19973l27749 32" svg:viewBox="0 0 27750 33">
          <text:p/>
        </draw:connector>
        <draw:connector draw:style-name="gr1" draw:text-style-name="P1" xml:id="id3" draw:id="id3" draw:layer="layout" draw:type="line" svg:x1="28.717cm" svg:y1="20.005cm" svg:x2="28.684cm" svg:y2="1cm" draw:start-shape="id2" draw:start-glue-point="3" svg:d="M28717 20005l-33-19005" svg:viewBox="0 0 34 19006">
          <text:p/>
        </draw:connector>
        <draw:connector draw:style-name="gr1" draw:text-style-name="P1" draw:layer="layout" draw:type="line" svg:x1="28.684cm" svg:y1="1cm" svg:x2="0.968cm" svg:y2="0.968cm" draw:start-shape="id3" draw:start-glue-point="3" draw:end-shape="id4" draw:end-glue-point="2" svg:d="M28684 1000l-27716-32" svg:viewBox="0 0 27717 33">
          <text:p/>
        </draw:connector>
        <draw:custom-shape draw:style-name="gr2" draw:text-style-name="P1" draw:layer="layout" svg:width="0.9cm" svg:height="1.3cm" svg:x="1cm" svg:y="4cm">
          <text:p text:style-name="P1">0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.9cm" svg:y="4cm">
          <text:p text:style-name="P1">06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3.1cm" svg:height="4.519cm" svg:x="8.2cm" svg:y="7cm">
          <draw:text-box>
            <text:p text:style-name="P2"><text:span text:style-name="T1"><text:s text:c="5"/></text:span></text:p>
            <text:p text:style-name="P2"><text:span text:style-name="T1"><text:s text:c="5"/></text:span><text:span text:style-name="T1">Sub Dir</text:span></text:p>
          </draw:text-box>
        </draw:frame>
        <draw:connector draw:style-name="gr1" draw:text-style-name="P1" draw:layer="layout" draw:type="line" svg:x1="0cm" svg:y1="14.971cm" svg:x2="2cm" svg:y2="15.004cm" svg:d="M0 14971l2000 33" svg:viewBox="0 0 2001 34">
          <text:p/>
        </draw:connector>
        <draw:connector draw:style-name="gr1" draw:text-style-name="P1" draw:layer="layout" draw:type="line" svg:x1="0.032cm" svg:y1="18.037cm" svg:x2="1.968cm" svg:y2="17.972cm" svg:d="M32 18037l1936-65" svg:viewBox="0 0 1937 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7-04T10:09:39.078812673</meta:creation-date>
    <dc:date>2016-07-04T10:15:20.314334763</dc:date>
    <dc:creator>SD Canto</dc:creator>
    <meta:editing-duration>P0D</meta:editing-duration>
    <meta:editing-cycles>1</meta:editing-cycles>
    <meta:document-statistic meta:object-count="10"/>
    <meta:generator>LibreOffice/4.2.8.2$Linux_x86 LibreOffice_project/420m0$Build-2</meta:generator>
  </office:meta>
</office:document-meta>
</file>